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Decrypt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Encrypt</text:p>
          </table:table-cell>
          <table:table-cell office:value-type="string" calcext:value-type="string">
            <text:p>Decrypt</text:p>
          </table:table-cell>
        </table:table-row>
        <table:table-row table:style-name="ro1">
          <table:table-cell office:value-type="float" office:value="12.738799" calcext:value-type="float">
            <text:p>12.738799</text:p>
          </table:table-cell>
          <table:table-cell office:value-type="float" office:value="6.92152" calcext:value-type="float">
            <text:p>6.92152</text:p>
          </table:table-cell>
          <table:table-cell office:value-type="float" office:value="3.21413" calcext:value-type="float">
            <text:p>3.21413</text:p>
          </table:table-cell>
          <table:table-cell office:value-type="float" office:value="0.296997" calcext:value-type="float">
            <text:p>0.296997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0.00942" calcext:value-type="float">
            <text:p>0.00942</text:p>
          </table:table-cell>
        </table:table-row>
        <table:table-row table:style-name="ro1">
          <table:table-cell table:style-name="ce1" office:value-type="float" office:value="5.59048" calcext:value-type="float">
            <text:p>5.59048</text:p>
          </table:table-cell>
          <table:table-cell table:style-name="ce1" office:value-type="float" office:value="7.730485" calcext:value-type="float">
            <text:p>7.730485</text:p>
          </table:table-cell>
          <table:table-cell table:style-name="ce1" office:value-type="float" office:value="3.271914005" calcext:value-type="float">
            <text:p>3.271914005</text:p>
          </table:table-cell>
          <table:table-cell office:value-type="float" office:value="0.278361" calcext:value-type="float">
            <text:p>0.278361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0.009266" calcext:value-type="float">
            <text:p>0.009266</text:p>
          </table:table-cell>
        </table:table-row>
        <table:table-row table:style-name="ro1">
          <table:table-cell table:style-name="ce1" office:value-type="float" office:value="5.75289" calcext:value-type="float">
            <text:p>5.75289</text:p>
          </table:table-cell>
          <table:table-cell table:style-name="ce1" office:value-type="float" office:value="7.948773" calcext:value-type="float">
            <text:p>7.948773</text:p>
          </table:table-cell>
          <table:table-cell table:style-name="ce1" office:value-type="float" office:value="3.460953" calcext:value-type="float">
            <text:p>3.460953</text:p>
          </table:table-cell>
          <table:table-cell office:value-type="float" office:value="0.283908" calcext:value-type="float">
            <text:p>0.283908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table:style-name="ce1" office:value-type="float" office:value="3.141224" calcext:value-type="float">
            <text:p>3.141224</text:p>
          </table:table-cell>
          <table:table-cell table:style-name="ce1" office:value-type="float" office:value="7.777015" calcext:value-type="float">
            <text:p>7.777015</text:p>
          </table:table-cell>
          <table:table-cell table:style-name="ce1" office:value-type="float" office:value="3.384404" calcext:value-type="float">
            <text:p>3.384404</text:p>
          </table:table-cell>
          <table:table-cell office:value-type="float" office:value="0.281771" calcext:value-type="float">
            <text:p>0.281771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010121" calcext:value-type="float">
            <text:p>0.010121</text:p>
          </table:table-cell>
        </table:table-row>
        <table:table-row table:style-name="ro1">
          <table:table-cell table:style-name="ce1" office:value-type="float" office:value="5.705724" calcext:value-type="float">
            <text:p>5.705724</text:p>
          </table:table-cell>
          <table:table-cell table:style-name="ce1" office:value-type="float" office:value="7.84731" calcext:value-type="float">
            <text:p>7.84731</text:p>
          </table:table-cell>
          <table:table-cell table:style-name="ce1" office:value-type="float" office:value="3.305812" calcext:value-type="float">
            <text:p>3.305812</text:p>
          </table:table-cell>
          <table:table-cell office:value-type="float" office:value="0.287412" calcext:value-type="float">
            <text:p>0.287412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9213" calcext:value-type="float">
            <text:p>0.009213</text:p>
          </table:table-cell>
        </table:table-row>
        <table:table-row table:style-name="ro1">
          <table:table-cell table:formula="of:=AVERAGE([.A10:.A14])" office:value-type="float" office:value="6.5858234" calcext:value-type="float">
            <text:p>6.5858234</text:p>
          </table:table-cell>
          <table:table-cell table:formula="of:=AVERAGE([.B10:.B14])" office:value-type="float" office:value="7.6450206" calcext:value-type="float">
            <text:p>7.6450206</text:p>
          </table:table-cell>
          <table:table-cell table:formula="of:=AVERAGE([.C10:.C14])" office:value-type="float" office:value="3.327442601" calcext:value-type="float">
            <text:p>3.327442601</text:p>
          </table:table-cell>
          <table:table-cell table:formula="of:=AVERAGE([.D10:.D14])" office:value-type="float" office:value="0.2856898" calcext:value-type="float">
            <text:p>0.2856898</text:p>
          </table:table-cell>
          <table:table-cell table:formula="of:=AVERAGE([.E10:.E14])" office:value-type="float" office:value="0.0061584" calcext:value-type="float">
            <text:p>0.0061584</text:p>
          </table:table-cell>
          <table:table-cell table:formula="of:=AVERAGE([.F10:.F14])" office:value-type="float" office:value="0.00951" calcext:value-type="float">
            <text:p>0.00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3:15:33.236318392</meta:creation-date>
    <dc:date>2020-07-23T16:58:59.790876007</dc:date>
    <meta:editing-duration>PT3H12M26S</meta:editing-duration>
    <meta:editing-cycles>1</meta:editing-cycles>
    <meta:document-statistic meta:table-count="1" meta:cell-count="44" meta:object-count="0"/>
    <meta:generator>LibreOffice/6.4.4.2$Linux_X86_64 LibreOffice_project/40$Build-2</meta:generator>
  </office:meta>
</office:document-meta>
</file>